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329" officeooo:paragraph-rsid="001b23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Game_Renderer.cs</text:p>
      <text:p text:style-name="P1">Description: Reads NodeList Data in GameController and renders visible nodes on screen.</text:p>
      <text:p text:style-name="P1"/>
      <text:p text:style-name="P1">Attributes: </text:p>
      <text:p text:style-name="P1">CanvasHeight: The height of the field of view</text:p>
      <text:p text:style-name="P1">CanvasWidth: The width of the field of view</text:p>
      <text:p text:style-name="P1">Nodes: A list that holds the GameObject nodes</text:p>
      <text:p text:style-name="P1">NodeIDX: A list that holds the corresponding indexes of each GameObject node (matches Nodes)</text:p>
      <text:p text:style-name="P1">X_Space: Horizontal spacing between nodes</text:p>
      <text:p text:style-name="P1">Y_Space: Vertical spacing between nodes</text:p>
      <text:p text:style-name="P1">DisplayAllNodes: For troubleshooting, causes all nodes in GameController NodeList to be rendered</text:p>
      <text:p text:style-name="P1">RespawnNodes: For troubleshooting, causes Nodes and NodeIDX to be refreshed</text:p>
      <text:p text:style-name="P1"/>
      <text:p text:style-name="P1">Functions:</text:p>
      <text:p text:style-name="P1">Start()</text:p>
      <text:p text:style-name="P1">Description: Generates list of visible nodes</text:p>
      <text:p text:style-name="P1"/>
      <text:p text:style-name="P1">Update()</text:p>
      <text:p text:style-name="P1">Description: Renders Nodes each scene update. If RespawnNodes is true, then destroy Nodes and NodeIDX and recreate list.</text:p>
      <text:p text:style-name="P1"/>
      <text:p text:style-name="P1">GetNodes()</text:p>
      <text:p text:style-name="P1">Description: Gets all visible nodes from GameController.NodeList and appends node ID to NodeIDX and appends Nodes with a GameObject node</text:p>
      <text:p text:style-name="P1"/>
      <text:p text:style-name="P1">CreateNodeGameObject(node, idx)</text:p>
      <text:p text:style-name="P1">Description: Builds the node GameObject and returns the nod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9:23:28.381004415</meta:creation-date>
    <dc:date>2018-02-26T19:29:47.029115814</dc:date>
    <meta:editing-duration>PT6M19S</meta:editing-duration>
    <meta:editing-cycles>1</meta:editing-cycles>
    <meta:document-statistic meta:table-count="0" meta:image-count="0" meta:object-count="0" meta:page-count="1" meta:paragraph-count="20" meta:word-count="143" meta:character-count="1022" meta:non-whitespace-character-count="898"/>
    <meta:generator>LibreOffice/5.4.3.2$Linux_X86_64 LibreOffice_project/40m0$Build-2</meta:generator>
  </office:meta>
</office:document-meta>
</file>